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LLOS MUÑOZ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069180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99309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MUÑOZ JEIN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0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 993 09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UÑOZ LLAJA WIL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7177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06918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500</text:p>
          </table:table-cell>
          <table:table-cell table:style-name="Tableau1.D2" office:value-type="string">
            <text:p text:style-name="P8">12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967457</text:p>
          </table:table-cell>
          <table:table-cell table:style-name="Tabla2.D3" office:value-type="string">
            <text:p text:style-name="P23">12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28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